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itmos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R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R</text:p>
          </table:table-cell>
          <table:covered-table-cell table:number-columns-repeated="2"/>
          <table:table-cell office:value-type="string" calcext:value-type="string">
            <text:p>QRS</text:p>
          </table:table-cell>
          <table:table-cell/>
        </table:table-row>
        <table:table-row table:style-name="ro1">
          <table:table-cell office:value-type="string" calcext:value-type="string">
            <text:p>Normal sinus</text:p>
          </table:table-cell>
          <table:table-cell table:formula="of:=1000000*60/120000" office:value-type="float" office:value="500" calcext:value-type="float">
            <text:p>500</text:p>
          </table:table-cell>
          <table:table-cell table:formula="of:=([.B2]+[.D2])/2" office:value-type="float" office:value="750" calcext:value-type="float">
            <text:p>750</text:p>
          </table:table-cell>
          <table:table-cell table:formula="of:=1000000*60/60000" office:value-type="float" office:value="1000" calcext:value-type="float">
            <text:p>1000</text:p>
          </table:table-cell>
          <table:table-cell table:formula="of:=0.12*1000" office:value-type="float" office:value="120" calcext:value-type="float">
            <text:p>120</text:p>
          </table:table-cell>
          <table:table-cell table:formula="of:=([.E2]+[.G2])/2" office:value-type="float" office:value="160" calcext:value-type="float">
            <text:p>160</text:p>
          </table:table-cell>
          <table:table-cell table:formula="of:=0.2*1000" office:value-type="float" office:value="200" calcext:value-type="float">
            <text:p>200</text:p>
          </table:table-cell>
          <table:table-cell table:formula="of:=0.12*1000" office:value-type="float" office:value="120" calcext:value-type="float">
            <text:p>120</text:p>
          </table:table-cell>
          <table:table-cell office:value-type="string" calcext:value-type="string">
            <text:p>(normal)</text:p>
          </table:table-cell>
        </table:table-row>
        <table:table-row table:style-name="ro1">
          <table:table-cell office:value-type="string" calcext:value-type="string">
            <text:p>Sinus bradycardia</text:p>
          </table:table-cell>
          <table:table-cell table:formula="of:=1000000*60/50000" office:value-type="float" office:value="1200" calcext:value-type="float">
            <text:p>1200</text:p>
          </table:table-cell>
          <table:table-cell table:formula="of:=([.B3]+[.D3])/2" office:value-type="float" office:value="1100" calcext:value-type="float">
            <text:p>1100</text:p>
          </table:table-cell>
          <table:table-cell table:formula="of:=1000000*60/60000" office:value-type="float" office:value="1000" calcext:value-type="float">
            <text:p>1000</text:p>
          </table:table-cell>
          <table:table-cell table:formula="of:=0.12*1000" office:value-type="float" office:value="120" calcext:value-type="float">
            <text:p>120</text:p>
          </table:table-cell>
          <table:table-cell table:formula="of:=([.E3]+[.G3])/2" office:value-type="float" office:value="160" calcext:value-type="float">
            <text:p>160</text:p>
          </table:table-cell>
          <table:table-cell table:formula="of:=0.2*1000" office:value-type="float" office:value="200" calcext:value-type="float">
            <text:p>200</text:p>
          </table:table-cell>
          <table:table-cell table:formula="of:=0.12*1000" office:value-type="float" office:value="120" calcext:value-type="float">
            <text:p>120</text:p>
          </table:table-cell>
          <table:table-cell office:value-type="string" calcext:value-type="string">
            <text:p>(steady rate)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Hoja2" table:style-name="ta1">
        <table:table-column table:style-name="co2" table:number-columns-repeated="9" table:default-cell-style-name="Default"/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A1]*[.B1]" office:value-type="float" office:value="260" calcext:value-type="float">
            <text:p>260</text:p>
          </table:table-cell>
          <table:table-cell table:formula="of:=[.C1]/25" office:value-type="float" office:value="10.4" calcext:value-type="float">
            <text:p>10.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F1]*[.G1]" office:value-type="float" office:value="140" calcext:value-type="float">
            <text:p>140</text:p>
          </table:table-cell>
          <table:table-cell table:formula="of:=[.H1]/10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formula="of:=[.A2]*[.B1]" office:value-type="float" office:value="65" calcext:value-type="float">
            <text:p>65</text:p>
          </table:table-cell>
          <table:table-cell table:formula="of:=[.C2]/25" office:value-type="float" office:value="2.6" calcext:value-type="float">
            <text:p>2.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rop ancho</text:p>
          </table:table-cell>
          <table:table-cell table:formula="of:=[.C3]*100/1200" office:value-type="float" office:value="1.91666666666667" calcext:value-type="float">
            <text:p>1.916666666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to</text:p>
          </table:table-cell>
          <table:table-cell table:formula="of:=665/[.F1]" office:value-type="float" office:value="23.75" calcext:value-type="float">
            <text:p>23.7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rop alto</text:p>
          </table:table-cell>
          <table:table-cell table:formula="of:=[.C3]*100/665" office:value-type="float" office:value="3.45864661654135" calcext:value-type="float">
            <text:p>3.4586466165</text:p>
          </table:table-cell>
          <table:table-cell table:number-columns-repeated="6"/>
        </table:table-row>
      </table:table>
      <table:table table:name="Sigmoide" table:style-name="ta1">
        <table:shapes>
          <draw:frame draw:z-index="0" draw:style-name="gr1" draw:text-style-name="P1" svg:width="6.3016in" svg:height="3.5441in" svg:x="2.8339in" svg:y="1.0071in">
            <draw:object draw:notify-on-update-of-ranges="Sigmoide.A2:Sigmoide.A22 Sigmoide.B1:Sigmoide.B1 Sigmoide.B2:Sigmoide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/(1+EXP((-1*[.$C$2])*([.A2]-[.$D$2])))" office:value-type="float" office:value="0.52497918747894" calcext:value-type="float">
            <text:p>0.5249791875</text:p>
          </table:table-cell>
          <table:table-cell office:value-type="float" office:value="-0.001" calcext:value-type="float">
            <text:p>-0.001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2]+[.$E$2]" office:value-type="float" office:value="1100" calcext:value-type="float">
            <text:p>1100</text:p>
          </table:table-cell>
          <table:table-cell table:formula="of:=1/(1+EXP((-1*[.$C$2])*([.A3]-[.$D$2])))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formula="of:=[.A3]+[.$E$2]" office:value-type="float" office:value="1200" calcext:value-type="float">
            <text:p>1200</text:p>
          </table:table-cell>
          <table:table-cell table:formula="of:=1/(1+EXP((-1*[.$C$2])*([.A4]-[.$D$2])))" office:value-type="float" office:value="0.47502081252106" calcext:value-type="float">
            <text:p>0.4750208125</text:p>
          </table:table-cell>
          <table:table-cell table:number-columns-repeated="3"/>
        </table:table-row>
        <table:table-row table:style-name="ro1">
          <table:table-cell table:formula="of:=[.A4]+[.$E$2]" office:value-type="float" office:value="1300" calcext:value-type="float">
            <text:p>1300</text:p>
          </table:table-cell>
          <table:table-cell table:formula="of:=1/(1+EXP((-1*[.$C$2])*([.A5]-[.$D$2])))" office:value-type="float" office:value="0.450166002687522" calcext:value-type="float">
            <text:p>0.4501660027</text:p>
          </table:table-cell>
          <table:table-cell table:number-columns-repeated="3"/>
        </table:table-row>
        <table:table-row table:style-name="ro1">
          <table:table-cell table:formula="of:=[.A5]+[.$E$2]" office:value-type="float" office:value="1400" calcext:value-type="float">
            <text:p>1400</text:p>
          </table:table-cell>
          <table:table-cell table:formula="of:=1/(1+EXP((-1*[.$C$2])*([.A6]-[.$D$2])))" office:value-type="float" office:value="0.425557483188341" calcext:value-type="float">
            <text:p>0.4255574832</text:p>
          </table:table-cell>
          <table:table-cell table:number-columns-repeated="3"/>
        </table:table-row>
        <table:table-row table:style-name="ro1">
          <table:table-cell table:formula="of:=[.A6]+[.$E$2]" office:value-type="float" office:value="1500" calcext:value-type="float">
            <text:p>1500</text:p>
          </table:table-cell>
          <table:table-cell table:formula="of:=1/(1+EXP((-1*[.$C$2])*([.A7]-[.$D$2])))" office:value-type="float" office:value="0.401312339887548" calcext:value-type="float">
            <text:p>0.4013123399</text:p>
          </table:table-cell>
          <table:table-cell table:number-columns-repeated="3"/>
        </table:table-row>
        <table:table-row table:style-name="ro1">
          <table:table-cell table:formula="of:=[.A7]+[.$E$2]" office:value-type="float" office:value="1600" calcext:value-type="float">
            <text:p>1600</text:p>
          </table:table-cell>
          <table:table-cell table:formula="of:=1/(1+EXP((-1*[.$C$2])*([.A8]-[.$D$2])))" office:value-type="float" office:value="0.377540668798145" calcext:value-type="float">
            <text:p>0.3775406688</text:p>
          </table:table-cell>
          <table:table-cell table:number-columns-repeated="3"/>
        </table:table-row>
        <table:table-row table:style-name="ro1">
          <table:table-cell table:formula="of:=[.A8]+[.$E$2]" office:value-type="float" office:value="1700" calcext:value-type="float">
            <text:p>1700</text:p>
          </table:table-cell>
          <table:table-cell table:formula="of:=1/(1+EXP((-1*[.$C$2])*([.A9]-[.$D$2])))" office:value-type="float" office:value="0.354343693774205" calcext:value-type="float">
            <text:p>0.3543436938</text:p>
          </table:table-cell>
          <table:table-cell table:number-columns-repeated="3"/>
        </table:table-row>
        <table:table-row table:style-name="ro1">
          <table:table-cell table:formula="of:=[.A9]+[.$E$2]" office:value-type="float" office:value="1800" calcext:value-type="float">
            <text:p>1800</text:p>
          </table:table-cell>
          <table:table-cell table:formula="of:=1/(1+EXP((-1*[.$C$2])*([.A10]-[.$D$2])))" office:value-type="float" office:value="0.331812227831834" calcext:value-type="float">
            <text:p>0.3318122278</text:p>
          </table:table-cell>
          <table:table-cell table:number-columns-repeated="3"/>
        </table:table-row>
        <table:table-row table:style-name="ro1">
          <table:table-cell table:formula="of:=[.A10]+[.$E$2]" office:value-type="float" office:value="1900" calcext:value-type="float">
            <text:p>1900</text:p>
          </table:table-cell>
          <table:table-cell table:formula="of:=1/(1+EXP((-1*[.$C$2])*([.A11]-[.$D$2])))" office:value-type="float" office:value="0.310025518872388" calcext:value-type="float">
            <text:p>0.3100255189</text:p>
          </table:table-cell>
          <table:table-cell table:number-columns-repeated="3"/>
        </table:table-row>
        <table:table-row table:style-name="ro1">
          <table:table-cell table:formula="of:=[.A11]+[.$E$2]" office:value-type="float" office:value="2000" calcext:value-type="float">
            <text:p>2000</text:p>
          </table:table-cell>
          <table:table-cell table:formula="of:=1/(1+EXP((-1*[.$C$2])*([.A12]-[.$D$2])))" office:value-type="float" office:value="0.289050497374996" calcext:value-type="float">
            <text:p>0.2890504974</text:p>
          </table:table-cell>
          <table:table-cell table:number-columns-repeated="3"/>
        </table:table-row>
        <table:table-row table:style-name="ro1">
          <table:table-cell table:formula="of:=[.A12]+[.$E$2]" office:value-type="float" office:value="2100" calcext:value-type="float">
            <text:p>2100</text:p>
          </table:table-cell>
          <table:table-cell table:formula="of:=1/(1+EXP((-1*[.$C$2])*([.A13]-[.$D$2])))" office:value-type="float" office:value="0.268941421369995" calcext:value-type="float">
            <text:p>0.2689414214</text:p>
          </table:table-cell>
          <table:table-cell table:number-columns-repeated="3"/>
        </table:table-row>
        <table:table-row table:style-name="ro1">
          <table:table-cell table:formula="of:=[.A13]+[.$E$2]" office:value-type="float" office:value="2200" calcext:value-type="float">
            <text:p>2200</text:p>
          </table:table-cell>
          <table:table-cell table:formula="of:=1/(1+EXP((-1*[.$C$2])*([.A14]-[.$D$2])))" office:value-type="float" office:value="0.249739894404882" calcext:value-type="float">
            <text:p>0.2497398944</text:p>
          </table:table-cell>
          <table:table-cell table:number-columns-repeated="3"/>
        </table:table-row>
        <table:table-row table:style-name="ro1">
          <table:table-cell table:formula="of:=[.A14]+[.$E$2]" office:value-type="float" office:value="2300" calcext:value-type="float">
            <text:p>2300</text:p>
          </table:table-cell>
          <table:table-cell table:formula="of:=1/(1+EXP((-1*[.$C$2])*([.A15]-[.$D$2])))" office:value-type="float" office:value="0.231475216500982" calcext:value-type="float">
            <text:p>0.2314752165</text:p>
          </table:table-cell>
          <table:table-cell table:number-columns-repeated="3"/>
        </table:table-row>
        <table:table-row table:style-name="ro1">
          <table:table-cell table:formula="of:=[.A15]+[.$E$2]" office:value-type="float" office:value="2400" calcext:value-type="float">
            <text:p>2400</text:p>
          </table:table-cell>
          <table:table-cell table:formula="of:=1/(1+EXP((-1*[.$C$2])*([.A16]-[.$D$2])))" office:value-type="float" office:value="0.214165016957441" calcext:value-type="float">
            <text:p>0.214165017</text:p>
          </table:table-cell>
          <table:table-cell table:number-columns-repeated="3"/>
        </table:table-row>
        <table:table-row table:style-name="ro1">
          <table:table-cell table:formula="of:=[.A16]+[.$E$2]" office:value-type="float" office:value="2500" calcext:value-type="float">
            <text:p>2500</text:p>
          </table:table-cell>
          <table:table-cell table:formula="of:=1/(1+EXP((-1*[.$C$2])*([.A17]-[.$D$2])))" office:value-type="float" office:value="0.197816111441418" calcext:value-type="float">
            <text:p>0.1978161114</text:p>
          </table:table-cell>
          <table:table-cell table:number-columns-repeated="3"/>
        </table:table-row>
        <table:table-row table:style-name="ro1">
          <table:table-cell table:formula="of:=[.A17]+[.$E$2]" office:value-type="float" office:value="2600" calcext:value-type="float">
            <text:p>2600</text:p>
          </table:table-cell>
          <table:table-cell table:formula="of:=1/(1+EXP((-1*[.$C$2])*([.A18]-[.$D$2])))" office:value-type="float" office:value="0.182425523806356" calcext:value-type="float">
            <text:p>0.1824255238</text:p>
          </table:table-cell>
          <table:table-cell table:number-columns-repeated="3"/>
        </table:table-row>
        <table:table-row table:style-name="ro1">
          <table:table-cell table:formula="of:=[.A18]+[.$E$2]" office:value-type="float" office:value="2700" calcext:value-type="float">
            <text:p>2700</text:p>
          </table:table-cell>
          <table:table-cell table:formula="of:=1/(1+EXP((-1*[.$C$2])*([.A19]-[.$D$2])))" office:value-type="float" office:value="0.167981614866076" calcext:value-type="float">
            <text:p>0.1679816149</text:p>
          </table:table-cell>
          <table:table-cell table:number-columns-repeated="3"/>
        </table:table-row>
        <table:table-row table:style-name="ro1">
          <table:table-cell table:formula="of:=[.A19]+[.$E$2]" office:value-type="float" office:value="2800" calcext:value-type="float">
            <text:p>2800</text:p>
          </table:table-cell>
          <table:table-cell table:formula="of:=1/(1+EXP((-1*[.$C$2])*([.A20]-[.$D$2])))" office:value-type="float" office:value="0.154465265083535" calcext:value-type="float">
            <text:p>0.1544652651</text:p>
          </table:table-cell>
          <table:table-cell table:number-columns-repeated="3"/>
        </table:table-row>
        <table:table-row table:style-name="ro1">
          <table:table-cell table:formula="of:=[.A20]+[.$E$2]" office:value-type="float" office:value="2900" calcext:value-type="float">
            <text:p>2900</text:p>
          </table:table-cell>
          <table:table-cell table:formula="of:=1/(1+EXP((-1*[.$C$2])*([.A21]-[.$D$2])))" office:value-type="float" office:value="0.141851064900488" calcext:value-type="float">
            <text:p>0.1418510649</text:p>
          </table:table-cell>
          <table:table-cell table:number-columns-repeated="3"/>
        </table:table-row>
        <table:table-row table:style-name="ro1">
          <table:table-cell table:formula="of:=[.A21]+[.$E$2]" office:value-type="float" office:value="3000" calcext:value-type="float">
            <text:p>3000</text:p>
          </table:table-cell>
          <table:table-cell table:formula="of:=1/(1+EXP((-1*[.$C$2])*([.A22]-[.$D$2])))" office:value-type="float" office:value="0.130108474362998" calcext:value-type="float">
            <text:p>0.130108474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2">00/00/0000</text:date>, <text:time style:data-style-name="N2" text:time-value="0000-00-00T00:00:01.274045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5T13:55:19.333720016</meta:creation-date>
    <dc:date>2013-11-02T14:26:12.979261235</dc:date>
    <meta:editing-duration>PT7M44S</meta:editing-duration>
    <meta:editing-cycles>8</meta:editing-cycles>
    <meta:generator>LibreOffice/4.1.2.3$Linux_X86_64 LibreOffice_project/410m0$Build-3</meta:generator>
    <meta:document-statistic meta:table-count="3" meta:cell-count="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3cm" xlink:href=".." xlink:type="simple" chart:class="chart:line" chart:style-name="ch1">
        <chart:legend chart:legend-position="end" svg:x="14.496cm" svg:y="4.149cm" style:legend-expansion="high" chart:style-name="ch2"/>
        <chart:plot-area chart:style-name="ch3" table:cell-range-address="Sigmoide.A1:Sigmoide.B22" chart:data-source-has-labels="both" svg:x="0.77cm" svg:y="0.855cm" svg:width="13.086cm" svg:height="7.548cm">
          <chartooo:coordinate-region svg:x="1.455cm" svg:y="1.108cm" svg:width="12.065cm" svg:height="6.04cm"/>
          <chart:axis chart:dimension="x" chart:name="primary-x" chart:style-name="ch4" chartooo:axis-type="auto">
            <chartooo:date-scale/>
            <chart:categories table:cell-range-address="Sigmoide.A2:Sigmoide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igmoide.B2:Sigmoide.B22" chart:label-cell-address="Sigmoide.B1:Sigmoide.B1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igmoide.B1:Sigmoide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igmoide.A2:Sigmoide.A22</svg:desc>
                </draw:g>
              </table:table-cell>
              <table:table-cell office:value-type="float" office:value="0.52497918747894">
                <text:p>0.52497918747894</text:p>
                <draw:g>
                  <svg:desc>Sigmoide.B2:Sigmoide.B22</svg:desc>
                </draw:g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47502081252106">
                <text:p>0.4750208125210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450166002687522">
                <text:p>0.45016600268752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425557483188341">
                <text:p>0.42555748318834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401312339887548">
                <text:p>0.40131233988754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377540668798145">
                <text:p>0.37754066879814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354343693774205">
                <text:p>0.35434369377420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331812227831834">
                <text:p>0.33181222783183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310025518872388">
                <text:p>0.3100255188723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89050497374996">
                <text:p>0.28905049737499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268941421369995">
                <text:p>0.26894142136999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249739894404882">
                <text:p>0.24973989440488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231475216500982">
                <text:p>0.23147521650098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214165016957441">
                <text:p>0.21416501695744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97816111441418">
                <text:p>0.19781611144141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182425523806356">
                <text:p>0.18242552380635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67981614866076">
                <text:p>0.16798161486607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54465265083535">
                <text:p>0.15446526508353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41851064900488">
                <text:p>0.14185106490048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130108474362998">
                <text:p>0.130108474362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